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reetings</text:p>
      <text:p text:style-name="Normal">Thank you<text:s/>for choosing us, we’re happy to help.</text:p>
      <text:p text:style-name="Normal">The wireframe is planned.</text:p>
      <text:p text:style-name="Normal">About the delivery of meals, this functionality may prove difficult to implement, because there will be a slight problem with the regulation of food delivery<text:s/>and the lack of money<text:s/>due to the fact that we planned to be a free application and wouldn’t be able to affiliate with other restaurant, fast food, etc.…<text:s/>Or create<text:s/>our own<text:s/>restaurant.<text:s/></text:p>
      <text:p text:style-name="Normal">We should meet next week to talk about that.</text:p>
      <text:p text:style-name="Normal">Don’t hesitate to contact me if you have more suggestion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10-22T07:53:00Z</meta:creation-date>
    <dc:date>2021-10-22T08:18:00Z</dc:date>
    <meta:template xlink:href="Normal" xlink:type="simple"/>
    <meta:editing-cycles>1</meta:editing-cycles>
    <meta:editing-duration>PT0S</meta:editing-duration>
    <meta:document-statistic meta:page-count="1" meta:paragraph-count="1" meta:word-count="79" meta:character-count="530" meta:row-count="3" meta:non-whitespace-character-count="452"/>
  </office:meta>
</office:document-meta>
</file>